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9f43" officeooo:paragraph-rsid="000b9f4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b9f43" officeooo:paragraph-rsid="000b9f43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officeooo:rsid="000b9f43" officeooo:paragraph-rsid="000b9f4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ILIGENCIA DE REFRENDO DEL CURRICULUM</text:p>
      <text:p text:style-name="P1"/>
      <text:p text:style-name="P1"/>
      <text:p text:style-name="P3">El abajo firmante D. <text:span text:style-name="T1">Pablo Martínez Ruiz del Árbol</text:span> con DNI <text:span text:style-name="T1">72058705G</text:span>, se responsabiliza de la veracidad de los datos contenidos en el presente “Curriculum” comprometiéndose a aportar, en su caso, las pruebas documentales que le sean requeridas. </text:p>
      <text:p text:style-name="P3"/>
      <text:p text:style-name="P3"><text:tab/><text:tab/><text:tab/><text:tab/><text:tab/><text:tab/>En Santander,</text:p>
      <text:p text:style-name="P3"/>
      <text:p text:style-name="P3"/>
      <text:p text:style-name="P3"/>
      <text:p text:style-name="P3"><text:tab/><text:tab/><text:tab/><text:tab/><text:tab/><text:tab/>Fmdo: Pablo Martínez Ruiz del Árbol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7:23:33.760924031</meta:creation-date>
    <dc:date>2022-01-05T17:26:40.920716287</dc:date>
    <meta:editing-duration>PT3M7S</meta:editing-duration>
    <meta:editing-cycles>1</meta:editing-cycles>
    <meta:document-statistic meta:table-count="0" meta:image-count="0" meta:object-count="0" meta:page-count="1" meta:paragraph-count="4" meta:word-count="51" meta:character-count="342" meta:non-whitespace-character-count="282"/>
    <meta:generator>LibreOffice/6.1.5.2$Linux_X86_64 LibreOffice_project/10$Build-2</meta:generator>
  </office:meta>
</office:document-meta>
</file>